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in" table:align="margins"/>
    </style:style>
    <style:style style:name="Table1.A" style:family="table-column">
      <style:table-column-properties style:column-width="2.1in" style:rel-column-width="21845*"/>
    </style:style>
    <style:style style:name="Table1.B" style:family="table-column">
      <style:table-column-properties style:column-width="2.1in" style:rel-column-width="21844*"/>
    </style:style>
    <style:style style:name="Table1.A1" style:family="table-cell">
      <style:table-cell-properties fo:padding="0in" fo:border="none" style:writing-mode="page"/>
    </style:style>
    <style:style style:name="Table1.B1" style:family="table-cell">
      <style:table-cell-properties style:writing-mode="page"/>
    </style:style>
    <style:style style:name="Table1.C1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7436b"/>
    </style:style>
    <style:style style:name="P4" style:family="paragraph" style:parent-style-name="Standard">
      <style:paragraph-properties fo:orphans="2" fo:widows="2"/>
      <style:text-properties officeooo:paragraph-rsid="001906a4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orphans="2" fo:widows="2"/>
      <style:text-properties officeooo:paragraph-rsid="001e2cb2"/>
    </style:style>
    <style:style style:name="P7" style:family="paragraph" style:parent-style-name="Standard">
      <style:paragraph-properties fo:orphans="2" fo:widows="2"/>
      <style:text-properties officeooo:paragraph-rsid="00200e7b"/>
    </style:style>
    <style:style style:name="P8" style:family="paragraph" style:parent-style-name="Standard">
      <style:paragraph-properties fo:orphans="2" fo:widows="2"/>
      <style:text-properties officeooo:paragraph-rsid="0021c35d"/>
    </style:style>
    <style:style style:name="P9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10" style:family="paragraph" style:parent-style-name="Standard" style:list-style-name="L1">
      <style:paragraph-properties fo:orphans="2" fo:widows="2"/>
      <style:text-properties officeooo:paragraph-rsid="001e2cb2"/>
    </style:style>
    <style:style style:name="P11" style:family="paragraph" style:parent-style-name="Standard" style:list-style-name="L2">
      <style:paragraph-properties fo:orphans="2" fo:widows="2"/>
      <style:text-properties officeooo:paragraph-rsid="001db2b7"/>
    </style:style>
    <style:style style:name="P12" style:family="paragraph" style:parent-style-name="Standard" style:list-style-name="L3">
      <style:paragraph-properties fo:orphans="2" fo:widows="2"/>
      <style:text-properties officeooo:paragraph-rsid="0017436b"/>
    </style:style>
    <style:style style:name="P13" style:family="paragraph" style:parent-style-name="Standard" style:list-style-name="L3">
      <style:paragraph-properties fo:orphans="2" fo:widows="2"/>
      <style:text-properties officeooo:paragraph-rsid="001db2b7"/>
    </style:style>
    <style:style style:name="P14" style:family="paragraph" style:parent-style-name="Standard" style:list-style-name="L4">
      <style:paragraph-properties fo:orphans="2" fo:widows="2"/>
      <style:text-properties officeooo:paragraph-rsid="001e2cb2"/>
    </style:style>
    <style:style style:name="P15" style:family="paragraph" style:parent-style-name="Standard">
      <style:paragraph-properties fo:orphans="2" fo:widows="2"/>
      <style:text-properties officeooo:paragraph-rsid="00256582"/>
    </style:style>
    <style:style style:name="P16" style:family="paragraph" style:parent-style-name="Standard" style:list-style-name="L5">
      <style:paragraph-properties fo:orphans="2" fo:widows="2"/>
      <style:text-properties officeooo:paragraph-rsid="00256582"/>
    </style:style>
    <style:style style:name="P17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P19" style:family="paragraph" style:parent-style-name="Table_20_Contents">
      <style:text-properties officeooo:rsid="00256582" officeooo:paragraph-rsid="00256582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56582" officeooo:paragraph-rsid="00256582" style:font-weight-asian="bold" style:font-weight-complex="bold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5f226" style:font-name-asian="Arial" style:font-name-complex="Arial"/>
    </style:style>
    <style:style style:name="T5" style:family="text">
      <style:text-properties fo:color="#222222" loext:opacity="100%" style:font-name="Arial" officeooo:rsid="0017436b" style:font-name-asian="Arial" style:font-name-complex="Arial"/>
    </style:style>
    <style:style style:name="T6" style:family="text">
      <style:text-properties fo:color="#222222" loext:opacity="100%" style:font-name="Arial" officeooo:rsid="00174e8c" style:font-name-asian="Arial" style:font-name-complex="Arial"/>
    </style:style>
    <style:style style:name="T7" style:family="text">
      <style:text-properties fo:color="#222222" loext:opacity="100%" style:font-name="Arial" officeooo:rsid="001906a4" style:font-name-asian="Arial" style:font-name-complex="Arial"/>
    </style:style>
    <style:style style:name="T8" style:family="text">
      <style:text-properties fo:color="#222222" loext:opacity="100%" style:font-name="Arial" officeooo:rsid="001a0031" style:font-name-asian="Arial" style:font-name-complex="Arial"/>
    </style:style>
    <style:style style:name="T9" style:family="text">
      <style:text-properties fo:color="#222222" loext:opacity="100%" style:font-name="Arial" officeooo:rsid="001db2b7" style:font-name-asian="Arial" style:font-name-complex="Arial"/>
    </style:style>
    <style:style style:name="T10" style:family="text">
      <style:text-properties fo:color="#222222" loext:opacity="100%" style:font-name="Arial" officeooo:rsid="001e2cb2" style:font-name-asian="Arial" style:font-name-complex="Arial"/>
    </style:style>
    <style:style style:name="T11" style:family="text">
      <style:text-properties fo:color="#222222" loext:opacity="100%" style:font-name="Arial" officeooo:rsid="00200e7b" style:font-name-asian="Arial" style:font-name-complex="Arial"/>
    </style:style>
    <style:style style:name="T12" style:family="text">
      <style:text-properties fo:color="#222222" loext:opacity="100%" style:font-name="Arial" officeooo:rsid="0021c35d" style:font-name-asian="Arial" style:font-name-complex="Arial"/>
    </style:style>
    <style:style style:name="T13" style:family="text">
      <style:text-properties fo:color="#222222" loext:opacity="100%" style:font-name="Arial" officeooo:rsid="0023b274" style:font-name-asian="Arial" style:font-name-complex="Arial"/>
    </style:style>
    <style:style style:name="T14" style:family="text">
      <style:text-properties fo:color="#222222" loext:opacity="100%" style:font-name="Arial" officeooo:rsid="0023f9ca" style:font-name-asian="Arial" style:font-name-complex="Arial"/>
    </style:style>
    <style:style style:name="T15" style:family="text">
      <style:text-properties fo:color="#222222" loext:opacity="100%" style:font-name="Arial" officeooo:rsid="00244b45" style:font-name-asian="Arial" style:font-name-complex="Arial"/>
    </style:style>
    <style:style style:name="T16" style:family="text">
      <style:text-properties fo:color="#222222" loext:opacity="100%" style:font-name="Arial" officeooo:rsid="00249985" style:font-name-asian="Arial" style:font-name-complex="Arial"/>
    </style:style>
    <style:style style:name="T17" style:family="text">
      <style:text-properties fo:color="#222222" loext:opacity="100%" style:font-name="Arial" officeooo:rsid="00255228" style:font-name-asian="Arial" style:font-name-complex="Arial"/>
    </style:style>
    <style:style style:name="T18" style:family="text">
      <style:text-properties fo:color="#222222" loext:opacity="100%" style:font-name="Arial" officeooo:rsid="00256582" style:font-name-asian="Arial" style:font-name-complex="Arial"/>
    </style:style>
    <style:style style:name="T19" style:family="text">
      <style:text-properties fo:color="#222222" loext:opacity="100%" style:font-name="Arial" style:text-underline-style="solid" style:text-underline-width="auto" style:text-underline-color="font-color" officeooo:rsid="00255228" style:font-name-asian="Arial" style:font-name-complex="Arial"/>
    </style:style>
    <style:style style:name="T20" style:family="text">
      <style:text-properties officeooo:rsid="00257022"/>
    </style:style>
    <style:style style:name="T21" style:family="text">
      <style:text-properties officeooo:rsid="00262a4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5"><text:bookmark-start text:name="__DdeLink__150_3255399718"/><text:bookmark-start text:name="__DdeLink__474_231627546 Copy 2"/><text:bookmark text:name="__DdeLink__614_628172147"/><text:span text:style-name="Police_20_par_20_défaut"/></text:p>
      <text:p text:style-name="P2"/>
      <text:p text:style-name="P6"><text:bookmark-end text:name="__DdeLink__474_231627546 Copy 2"/><text:span text:style-name="Police_20_par_20_défaut"><text:span text:style-name="T4">Dans cette </text:span></text:span><text:span text:style-name="Police_20_par_20_défaut"><text:span text:style-name="T14">option</text:span></text:span><text:span text:style-name="Police_20_par_20_défaut"><text:span text:style-name="T4">, chaque joueur ne « </text:span></text:span><text:span text:style-name="Police_20_par_20_défaut"><text:span text:style-name="T10">voit »</text:span></text:span><text:span text:style-name="Police_20_par_20_défaut"><text:span text:style-name="T4"> que </text:span></text:span><text:span text:style-name="Police_20_par_20_défaut"><text:span text:style-name="T10">:</text:span></text:span></text:p>
      <text:p text:style-name="P6"><text:span text:style-name="Police_20_par_20_défaut"/></text:p>
      <text:list text:style-name="L1">
        <text:list-item>
          <text:p text:style-name="P10"><text:span text:style-name="Police_20_par_20_défaut"><text:span text:style-name="T4">les </text:span></text:span><text:span text:style-name="Police_20_par_20_défaut"><text:span text:style-name="T6">possessions de </text:span></text:span><text:span text:style-name="Police_20_par_20_défaut"><text:span text:style-name="T4">centres</text:span></text:span><text:span text:style-name="Police_20_par_20_défaut"><text:span text:style-name="T13">,</text:span></text:span></text:p>
        </text:list-item>
        <text:list-item>
          <text:p text:style-name="P10"><text:span text:style-name="Police_20_par_20_défaut"><text:span text:style-name="T4">les unités</text:span></text:span><text:span text:style-name="Police_20_par_20_défaut"><text:span text:style-name="T5"> (délogées y compris)</text:span></text:span><text:span text:style-name="Police_20_par_20_défaut"><text:span text:style-name="T13">,</text:span></text:span></text:p>
        </text:list-item>
        <text:list-item>
          <text:p text:style-name="P10"><text:span text:style-name="Police_20_par_20_défaut"><text:span text:style-name="T4">les régions bloquées</text:span></text:span></text:p>
        </text:list-item>
      </text:list>
      <text:p text:style-name="P6"><text:span text:style-name="Police_20_par_20_défaut"/></text:p>
      <text:p text:style-name="P6"><text:span text:style-name="Police_20_par_20_défaut"><text:span text:style-name="T10">qui sont « voisin</text:span></text:span><text:span text:style-name="Police_20_par_20_défaut"><text:span text:style-name="T13">e</text:span></text:span><text:span text:style-name="Police_20_par_20_défaut"><text:span text:style-name="T10">s » </text:span></text:span><text:span text:style-name="Police_20_par_20_défaut"><text:span text:style-name="T9">de :</text:span></text:span></text:p>
      <text:p text:style-name="P6"><text:span text:style-name="Police_20_par_20_défaut"/></text:p>
      <text:list text:style-name="L2">
        <text:list-item>
          <text:p text:style-name="P11"><text:span text:style-name="Police_20_par_20_défaut"><text:span text:style-name="T4">un de ses centres</text:span></text:span><text:span text:style-name="Police_20_par_20_défaut"><text:span text:style-name="T9"> possédé</text:span></text:span><text:span text:style-name="Police_20_par_20_défaut"><text:span text:style-name="T18">s</text:span></text:span><text:span text:style-name="Police_20_par_20_défaut"><text:span text:style-name="T13">,</text:span></text:span></text:p>
        </text:list-item>
        <text:list-item>
          <text:p text:style-name="P11"><text:span text:style-name="Police_20_par_20_défaut"><text:span text:style-name="T9">une de ses unités</text:span></text:span><text:span text:style-name="Police_20_par_20_défaut"><text:span text:style-name="T13">.</text:span></text:span></text:p>
          <text:p text:style-name="P11"><text:span text:style-name="Police_20_par_20_défaut"/></text:p>
        </text:list-item>
      </text:list>
      <text:p text:style-name="P3"><text:span text:style-name="Police_20_par_20_défaut"><text:span text:style-name="T5">Attention : le terme </text:span></text:span><text:span text:style-name="Police_20_par_20_défaut"><text:span text:style-name="T4">« </text:span></text:span><text:span text:style-name="Police_20_par_20_défaut"><text:span text:style-name="T5">v</text:span></text:span><text:span text:style-name="Police_20_par_20_défaut"><text:span text:style-name="T4">oisin » s’entend au sens géographique.</text:span></text:span></text:p>
      <text:p text:style-name="P3"><text:span text:style-name="Police_20_par_20_défaut"/></text:p>
      <text:p text:style-name="P3"><text:span text:style-name="Police_20_par_20_défaut"><text:span text:style-name="T10">Quelques e</text:span></text:span><text:span text:style-name="Police_20_par_20_défaut"><text:span text:style-name="T5">xemples :</text:span></text:span></text:p>
      <text:p text:style-name="P3"><text:span text:style-name="Police_20_par_20_défaut"/></text:p>
      <text:list text:style-name="L3">
        <text:list-item>
          <text:p text:style-name="P12"><text:span text:style-name="Police_20_par_20_défaut"><text:span text:style-name="T5">une armée en Gascogne « voit » une flotte en Atlantique</text:span></text:span></text:p>
        </text:list-item>
        <text:list-item>
          <text:p text:style-name="P12"><text:span text:style-name="Police_20_par_20_défaut"><text:span text:style-name="T5">une flotte à Trieste « voit » une armée à Budapest</text:span></text:span></text:p>
        </text:list-item>
        <text:list-item>
          <text:p text:style-name="P13"><text:span text:style-name="Police_20_par_20_défaut"><text:span text:style-name="T9">une flotte en Espagne côte sud « voit » une armée en Gacogne</text:span></text:span></text:p>
        </text:list-item>
      </text:list>
      <text:p text:style-name="P3"><text:span text:style-name="Police_20_par_20_défaut"/></text:p>
      <text:p text:style-name="P15"><text:span text:style-name="Police_20_par_20_défaut"><text:span text:style-name="T7">De plus</text:span></text:span><text:span text:style-name="Police_20_par_20_défaut"><text:span text:style-name="T18"> :</text:span></text:span></text:p>
      <text:p text:style-name="P15"><text:span text:style-name="Police_20_par_20_défaut"><text:span text:style-name="T18"/></text:span></text:p>
      <text:list xml:id="list1734100514" text:style-name="L5">
        <text:list-item>
          <text:p text:style-name="P16"><text:span text:style-name="Police_20_par_20_défaut"><text:span text:style-name="T7">une tentative de construire (sur un de ses centres de départ) </text:span></text:span><text:span text:style-name="Police_20_par_20_défaut"><text:span text:style-name="T10"><text:s/></text:span></text:span><text:span text:style-name="Police_20_par_20_défaut"><text:span text:style-name="T7">informe le joueur de son occupation éventuelle (sans préciser la nature de l’occupant)</text:span></text:span><text:span text:style-name="Police_20_par_20_défaut"><text:span text:style-name="T13">.</text:span></text:span></text:p>
        </text:list-item>
        <text:list-item>
          <text:p text:style-name="P16"><text:span text:style-name="Police_20_par_20_défaut"><text:span text:style-name="T15">une unité que le joueur ne voit pas, qu’il imagine et soutient offensivement ou convoie</text:span></text:span><text:span text:style-name="Police_20_par_20_défaut"><text:span text:style-name="T16"> </text:span></text:span><text:span text:style-name="Police_20_par_20_défaut"><text:span text:style-name="T15">avec un ordre legal</text:span></text:span><text:span text:style-name="Police_20_par_20_défaut"><text:span text:style-name="T16"> </text:span></text:span><text:span text:style-name="Police_20_par_20_défaut"><text:span text:style-name="T15"><text:s/></text:span></text:span><text:span text:style-name="Police_20_par_20_défaut"><text:span text:style-name="T16">parce qu’elle était</text:span></text:span><text:span text:style-name="Police_20_par_20_défaut"><text:span text:style-name="T15"> bien présente (même si l’unité réelle n’est pas du même type ou de la même nationalité que celle imaginée) est « vue ».</text:span></text:span></text:p>
        </text:list-item>
      </text:list>
      <text:p text:style-name="P4"><text:span text:style-name="Police_20_par_20_défaut"/></text:p>
      <text:p text:style-name="P6"><text:span text:style-name="Police_20_par_20_défaut"><text:span text:style-name="T8">Enfin un ordre n’est « vu » que si</text:span></text:span><text:span text:style-name="Police_20_par_20_défaut"><text:span text:style-name="T13">, sont « vus » à la fois </text:span></text:span><text:span text:style-name="Police_20_par_20_défaut"><text:span text:style-name="T17">(dans la situation </text:span></text:span><text:span text:style-name="Police_20_par_20_défaut"><text:span text:style-name="T19">initiale</text:span></text:span><text:span text:style-name="Police_20_par_20_défaut"><text:span text:style-name="T17">) </text:span></text:span><text:span text:style-name="Police_20_par_20_défaut"><text:span text:style-name="T10">:</text:span></text:span></text:p>
      <text:p text:style-name="P6"><text:span text:style-name="Police_20_par_20_défaut"/></text:p>
      <text:list text:style-name="L4">
        <text:list-item>
          <text:p text:style-name="P14"><text:span text:style-name="Police_20_par_20_défaut"><text:span text:style-name="T8">l’unité active (ce</text:span></text:span><text:span text:style-name="Police_20_par_20_défaut"><text:span text:style-name="T10">lle qui reçoit cet ordre</text:span></text:span><text:span text:style-name="Police_20_par_20_défaut"><text:span text:style-name="T8">),</text:span></text:span></text:p>
        </text:list-item>
        <text:list-item>
          <text:p text:style-name="P14"><text:span text:style-name="Police_20_par_20_défaut"><text:span text:style-name="T8">l’unité passive (celle qui reçoit le soutien</text:span></text:span><text:span text:style-name="Police_20_par_20_défaut"><text:span text:style-name="T10"> ou le convoi)</text:span></text:span></text:p>
        </text:list-item>
        <text:list-item>
          <text:p text:style-name="P14"><text:span text:style-name="Police_20_par_20_défaut"><text:span text:style-name="T8">la zone desitnation (pour un mouvement</text:span></text:span><text:span text:style-name="Police_20_par_20_défaut"><text:span text:style-name="T10">, un </text:span></text:span><text:span text:style-name="Police_20_par_20_défaut"><text:span text:style-name="T8">soutien offensif</text:span></text:span><text:span text:style-name="Police_20_par_20_défaut"><text:span text:style-name="T10"> ou un convoi</text:span></text:span><text:span text:style-name="Police_20_par_20_défaut"><text:span text:style-name="T8">) </text:span></text:span></text:p>
        </text:list-item>
      </text:list>
      <text:p text:style-name="P6"><text:span text:style-name="Police_20_par_20_défaut"/></text:p>
      <text:p text:style-name="P8"><text:span text:style-name="Police_20_par_20_défaut"><text:span text:style-name="T12">Bien sûr, </text:span></text:span><text:span text:style-name="Police_20_par_20_défaut"><text:span text:style-name="T18">on</text:span></text:span><text:span text:style-name="Police_20_par_20_défaut"><text:span text:style-name="T12"> voit toujours les ordres de ses propres unités.</text:span></text:span></text:p>
      <text:p text:style-name="P6"><text:span text:style-name="Police_20_par_20_défaut"/></text:p>
      <text:p text:style-name="P7"><text:span text:style-name="Police_20_par_20_défaut"><text:span text:style-name="T11">Il est donc possible de « voir » une unité mais pas son ordre...</text:span></text:span></text:p>
      <text:p text:style-name="P7"><text:span text:style-name="Police_20_par_20_défaut"/></text:p>
      <text:p text:style-name="P15"><text:span text:style-name="Police_20_par_20_défaut"><text:span text:style-name="T18">Pour soutenir offensivement ou convoyer une unité que l’on ne voit pas, il faut d’abord l’imaginer (en utilisant l’interface) avanbt de passer l’ordre.</text:span></text:span><text:bookmark-start text:name="__DdeLink__614_628172147 Copy 2"/></text:p>
      <text:p text:style-name="P15"><text:bookmark-end text:name="__DdeLink__614_628172147 Copy 2"/><text:span text:style-name="Police_20_par_20_défaut"><text:span text:style-name="T18">A la résolution, si l’ordre est illégal, il ser annulé.</text:span></text:span></text:p>
      <text:p text:style-name="P15"><text:span text:style-name="Police_20_par_20_défaut"><text:span text:style-name="T18"/></text:span></text:p>
      <text:p text:style-name="P15"><text:span text:style-name="Police_20_par_20_défaut"><text:span text:style-name="T18">Illustration par des exemples :</text:span></text:span></text:p>
      <text:p text:style-name="P15"><text:span text:style-name="Police_20_par_20_défaut"><text:span text:style-name="T18"/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20">Ordre</text:p>
          </table:table-cell>
          <table:table-cell table:style-name="Table1.B1" office:value-type="string">
            <text:p text:style-name="P20">Situation réelle</text:p>
          </table:table-cell>
          <table:table-cell table:style-name="Table1.C1" office:value-type="string">
            <text:p text:style-name="P20">Résultat</text:p>
          </table:table-cell>
        </table:table-row>
        <table:table-row>
          <table:table-cell table:style-name="Table1.A1" office:value-type="string">
            <text:p text:style-name="P19"><text:bookmark-start text:name="__DdeLink__403_2062102636"/><text:bookmark-start text:name="__DdeLink__411_2062102636"/><text:bookmark-start text:name="__DdeLink__406_2062102636"/>VAR S STP - LVN<text:bookmark-end text:name="__DdeLink__403_2062102636"/><text:bookmark-end text:name="__DdeLink__411_2062102636"/><text:bookmark-end text:name="__DdeLink__406_2062102636"/></text:p>
          </table:table-cell>
          <table:table-cell table:style-name="Table1.A1" office:value-type="string">
            <text:p text:style-name="P19"><text:bookmark-start text:name="__DdeLink__415_2062102636"/>flotte en STPcs<text:bookmark-end text:name="__DdeLink__415_2062102636"/></text:p>
          </table:table-cell>
          <table:table-cell table:style-name="Table1.A1" office:value-type="string">
            <text:p text:style-name="P19"><text:bookmark-start text:name="__DdeLink__403_2062102636 Copy 1"/>VAR S STPcs - LVN<text:bookmark-end text:name="__DdeLink__403_2062102636 Copy 1"/></text:p>
          </table:table-cell>
        </table:table-row>
        <table:table-row>
          <table:table-cell table:style-name="Table1.A1" office:value-type="string">
            <text:p text:style-name="P19">VAR S STPcs - LVN</text:p>
          </table:table-cell>
          <table:table-cell table:style-name="Table1.B3" office:value-type="string">
            <text:p text:style-name="P19">armée<text:bookmark-start text:name="__DdeLink__415_2062102636 Copy 1"/> en STP<text:bookmark-end text:name="__DdeLink__415_2062102636 Copy 1"/></text:p>
          </table:table-cell>
          <table:table-cell table:style-name="Table1.C3" office:value-type="string">
            <text:p text:style-name="P19"><text:bookmark-start text:name="__DdeLink__406_2062102636 Copy 1"/><text:bookmark-start text:name="__DdeLink__403_2062102636 Copy 2"/>VAR S STP - LVN<text:bookmark-end text:name="__DdeLink__406_2062102636 Copy 1"/><text:bookmark-end text:name="__DdeLink__403_2062102636 Copy 2"/></text:p>
          </table:table-cell>
        </table:table-row>
        <table:table-row>
          <table:table-cell table:style-name="Table1.A1" office:value-type="string">
            <text:p text:style-name="P19"><text:span text:style-name="T20">BAR</text:span><text:bookmark-start text:name="__DdeLink__427_2062102636"/> S <text:s/>LVN - STP<text:bookmark-end text:name="__DdeLink__427_2062102636"/></text:p>
          </table:table-cell>
          <table:table-cell table:style-name="Table1.B4" office:value-type="string">
            <text:p text:style-name="P19"><text:bookmark-start text:name="__DdeLink__415_2062102636 Copy 2 Copy 1"/>flotte en<text:bookmark-end text:name="__DdeLink__415_2062102636 Copy 2 Copy 1"/> LVN</text:p>
          </table:table-cell>
          <table:table-cell table:style-name="Table1.C4" office:value-type="string">
            <text:p text:style-name="P19"><text:span text:style-name="T20">BAR</text:span> S <text:s/>LVN - STPcs (seule possible)</text:p>
          </table:table-cell>
        </table:table-row>
        <table:table-row>
          <table:table-cell table:style-name="Table1.A1" office:value-type="string">
            <text:p text:style-name="P19"><text:bookmark-start text:name="__DdeLink__421_2062102636 Copy 1"/>GAS S POR - ESP<text:bookmark-end text:name="__DdeLink__421_2062102636 Copy 1"/></text:p>
          </table:table-cell>
          <table:table-cell table:style-name="Table1.A1" office:value-type="string">
            <text:p text:style-name="P19"><text:bookmark-start text:name="__DdeLink__424_2062102636 Copy 1"/><text:bookmark-start text:name="__DdeLink__415_2062102636 Copy 2"/>flotte en <text:bookmark-end text:name="__DdeLink__415_2062102636 Copy 2"/>POR<text:bookmark-end text:name="__DdeLink__424_2062102636 Copy 1"/></text:p>
          </table:table-cell>
          <table:table-cell table:style-name="Table1.A1" office:value-type="string">
            <text:p text:style-name="P19">GAS S POR - ESPcn (au hasard<text:span text:style-name="T21">, l’autre est possible</text:span>)</text:p>
          </table:table-cell>
        </table:table-row>
        <table:table-row>
          <table:table-cell table:style-name="Table1.A1" office:value-type="string">
            <text:p text:style-name="P19"><text:bookmark-start text:name="__DdeLink__429_2062102636"/>GAS S POR - ESPcn<text:bookmark-end text:name="__DdeLink__429_2062102636"/></text:p>
          </table:table-cell>
          <table:table-cell table:style-name="Table1.B6" office:value-type="string">
            <text:p text:style-name="P19">arméee en POR</text:p>
          </table:table-cell>
          <table:table-cell table:style-name="Table1.C6" office:value-type="string">
            <text:p text:style-name="P19">GAS S POR - ESP</text:p>
          </table:table-cell>
        </table:table-row>
      </table:table>
      <text:p text:style-name="P15"><text:span text:style-name="Police_20_par_20_défaut"><text:span text:style-name="T18"/></text:span></text:p>
      <text:p text:style-name="P2"/>
      <text:list text:style-name="WWNum5">
        <text:list-header>
          <text:p text:style-name="P17"><text:span text:style-name="Police_20_par_20_défaut"/></text:p>
          <text:p text:style-name="P18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10-03T08:17:40.998216006</dc:date>
    <meta:editing-cycles>29</meta:editing-cycles>
    <meta:editing-duration>PT53M40S</meta:editing-duration>
    <meta:document-statistic meta:table-count="1" meta:image-count="0" meta:object-count="0" meta:page-count="1" meta:paragraph-count="45" meta:word-count="370" meta:character-count="1842" meta:non-whitespace-character-count="1525"/>
    <meta:template xlink:type="simple" xlink:actuate="onRequest" xlink:title="" xlink:href="Normal.dotm"/>
  </office:meta>
</office:document-meta>
</file>